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PM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 fo:padding="0.71mm"/>
    </style:style>
    <style:style style:name="ce4" style:family="table-cell" style:parent-style-name="Default">
      <style:table-cell-properties fo:padding="0.71mm"/>
      <style:text-properties fo:color="#cc99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00" fo:padding="0.71mm"/>
    </style:style>
    <style:style style:name="ce10" style:family="table-cell" style:parent-style-name="Default">
      <style:table-cell-properties fo:padding="0.71mm"/>
      <style:text-properties fo:color="#cc99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pider1" table:style-name="ta1">
        <table:table-column table:style-name="co1" table:default-cell-style-name="ce2"/>
        <table:table-column table:style-name="co1" table:number-columns-repeated="3" table:default-cell-style-name="ce1"/>
        <table:table-column table:style-name="co1" table:number-columns-repeated="2" table:default-cell-style-name="ce3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6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Bytes 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5"/>
          <table:table-cell table:style-name="Default"/>
          <table:table-cell table:number-columns-repeated="4"/>
          <table:table-cell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0010000" calcext:value-type="string">
            <text:p>0001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style-name="ce5"/>
          <table:table-cell table:style-name="Default"/>
          <table:table-cell/>
          <table:table-cell table:style-name="ce3"/>
          <table:table-cell table:number-columns-repeated="2"/>
          <table:table-cell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10010010" calcext:value-type="string">
            <text:p>100100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/>
          <table:table-cell table:number-columns-repeated="2"/>
          <table:table-cell table:style-name="ce1"/>
          <table:table-cell table:style-name="ce3"/>
          <table:table-cell table:number-columns-repeated="3"/>
          <table:table-cell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01010100" calcext:value-type="string">
            <text:p>01010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 table:number-columns-repeated="6"/>
          <table:table-cell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00111000" calcext:value-type="string">
            <text:p>0011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3"/>
          <table:table-cell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01111100" calcext:value-type="string">
            <text:p>01111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10111010" calcext:value-type="string">
            <text:p>101110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3"/>
          <table:table-cell table:number-columns-repeated="6"/>
          <table:table-cell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00111000" calcext:value-type="string">
            <text:p>00111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3"/>
          <table:table-cell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1111100" calcext:value-type="string">
            <text:p>01111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/>
          <table:table-cell table:number-columns-repeated="3"/>
          <table:table-cell table:style-name="ce1"/>
          <table:table-cell/>
          <table:table-cell table:style-name="ce3"/>
          <table:table-cell table:number-columns-repeated="2"/>
          <table:table-cell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10010010" calcext:value-type="string">
            <text:p>10010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ce3"/>
          <table:table-cell table:style-name="ce1"/>
          <table:table-cell table:number-columns-repeated="2"/>
          <table:table-cell table:style-name="ce3"/>
          <table:table-cell table:number-columns-repeated="2"/>
          <table:table-cell table:formula="of:=GETPM(&quot;B11&quot;;2)&amp;GETPM(&quot;C11&quot;;2)&amp;GETPM(&quot;D11&quot;;2)&amp;GETPM(&quot;E11&quot;;2)&amp;GETPM(&quot;F11&quot;;2)&amp;GETPM(&quot;G11&quot;;2)&amp;GETPM(&quot;H11&quot;;2)&amp;GETPM(&quot;I11&quot;;2)" office:value-type="string" office:string-value="10101010" calcext:value-type="string">
            <text:p>10101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1" table:number-columns-repeated="2"/>
          <table:table-cell/>
          <table:table-cell table:style-name="ce3"/>
          <table:table-cell table:number-columns-repeated="2"/>
          <table:table-cell table:formula="of:=GETPM(&quot;B12&quot;;2)&amp;GETPM(&quot;C12&quot;;2)&amp;GETPM(&quot;D12&quot;;2)&amp;GETPM(&quot;E12&quot;;2)&amp;GETPM(&quot;F12&quot;;2)&amp;GETPM(&quot;G12&quot;;2)&amp;GETPM(&quot;H12&quot;;2)&amp;GETPM(&quot;I12&quot;;2)" office:value-type="string" office:string-value="10000010" calcext:value-type="string">
            <text:p>10000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/>
          <table:table-cell/>
          <table:table-cell table:style-name="ce1" table:number-columns-repeated="2"/>
          <table:table-cell table:style-name="ce3"/>
          <table:table-cell table:number-columns-repeated="3"/>
          <table:table-cell table:formula="of:=GETPM(&quot;B13&quot;;2)&amp;GETPM(&quot;C13&quot;;2)&amp;GETPM(&quot;D13&quot;;2)&amp;GETPM(&quot;E13&quot;;2)&amp;GETPM(&quot;F13&quot;;2)&amp;GETPM(&quot;G13&quot;;2)&amp;GETPM(&quot;H13&quot;;2)&amp;GETPM(&quot;I13&quot;;2)" office:value-type="string" office:string-value="01000100" calcext:value-type="string">
            <text:p>01000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table:formula="of:=GETPM(&quot;B14&quot;;2)&amp;GETPM(&quot;C14&quot;;2)&amp;GETPM(&quot;D14&quot;;2)&amp;GETPM(&quot;E14&quot;;2)&amp;GETPM(&quot;F14&quot;;2)&amp;GETPM(&quot;G14&quot;;2)&amp;GETPM(&quot;H14&quot;;2)&amp;GETPM(&quot;I14&quot;;2)" office:value-type="string" office:string-value="00000000" calcext:value-type="string">
            <text:p>00000000</text:p>
          </table:table-cell>
        </table:table-row>
      </table:table>
      <table:table table:name="Spider2" table:style-name="ta1">
        <table:table-column table:style-name="co1" table:default-cell-style-name="ce8"/>
        <table:table-column table:style-name="co1" table:number-columns-repeated="2" table:default-cell-style-name="ce7"/>
        <table:table-column table:style-name="co1" table:number-columns-repeated="3" table:default-cell-style-name="ce9"/>
        <table:table-column table:style-name="co1" table:number-columns-repeated="3" table:default-cell-style-name="ce7"/>
        <table:table-column table:style-name="co2" table:default-cell-style-name="ce7"/>
        <table:table-column table:style-name="co3" table:default-cell-style-name="ce12"/>
        <table:table-row table:style-name="ro1">
          <table:table-cell table:style-name="ce7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Bytes 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style-name="ce11"/>
          <table:table-cell table:style-name="Default"/>
          <table:table-cell table:number-columns-repeated="4"/>
          <table:table-cell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0010000" calcext:value-type="string">
            <text:p>0001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7"/>
          <table:table-cell table:style-name="ce11"/>
          <table:table-cell table:style-name="Default"/>
          <table:table-cell table:number-columns-repeated="4"/>
          <table:table-cell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00010000" calcext:value-type="string">
            <text:p>0001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table:number-columns-repeated="2"/>
          <table:table-cell table:style-name="ce7"/>
          <table:table-cell/>
          <table:table-cell table:style-name="ce7"/>
          <table:table-cell table:style-name="ce9" table:number-columns-repeated="2"/>
          <table:table-cell table:number-columns-repeated="2"/>
          <table:table-cell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11010110" calcext:value-type="string">
            <text:p>11010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00111000" calcext:value-type="string">
            <text:p>0011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table:number-columns-repeated="2"/>
          <table:table-cell table:number-columns-repeated="3"/>
          <table:table-cell table:style-name="ce9" table:number-columns-repeated="2"/>
          <table:table-cell table:number-columns-repeated="2"/>
          <table:table-cell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11111110" calcext:value-type="string">
            <text:p>111111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0111000" calcext:value-type="string">
            <text:p>00111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00111000" calcext:value-type="string">
            <text:p>00111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9"/>
          <table:table-cell table:number-columns-repeated="3"/>
          <table:table-cell table:style-name="ce9"/>
          <table:table-cell table:number-columns-repeated="3"/>
          <table:table-cell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1111100" calcext:value-type="string">
            <text:p>01111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/>
          <table:table-cell/>
          <table:table-cell table:style-name="ce7"/>
          <table:table-cell/>
          <table:table-cell table:style-name="ce7"/>
          <table:table-cell/>
          <table:table-cell table:style-name="ce9"/>
          <table:table-cell table:number-columns-repeated="2"/>
          <table:table-cell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10010010" calcext:value-type="string">
            <text:p>10010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/>
          <table:table-cell table:number-columns-repeated="2"/>
          <table:table-cell table:style-name="ce7"/>
          <table:table-cell table:number-columns-repeated="2"/>
          <table:table-cell table:style-name="ce9"/>
          <table:table-cell table:number-columns-repeated="2"/>
          <table:table-cell table:formula="of:=GETPM(&quot;B11&quot;;2)&amp;GETPM(&quot;C11&quot;;2)&amp;GETPM(&quot;D11&quot;;2)&amp;GETPM(&quot;E11&quot;;2)&amp;GETPM(&quot;F11&quot;;2)&amp;GETPM(&quot;G11&quot;;2)&amp;GETPM(&quot;H11&quot;;2)&amp;GETPM(&quot;I11&quot;;2)" office:value-type="string" office:string-value="10101010" calcext:value-type="string">
            <text:p>10101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/>
          <table:table-cell/>
          <table:table-cell table:style-name="ce7" table:number-columns-repeated="3"/>
          <table:table-cell/>
          <table:table-cell table:style-name="ce9"/>
          <table:table-cell table:number-columns-repeated="2"/>
          <table:table-cell table:formula="of:=GETPM(&quot;B12&quot;;2)&amp;GETPM(&quot;C12&quot;;2)&amp;GETPM(&quot;D12&quot;;2)&amp;GETPM(&quot;E12&quot;;2)&amp;GETPM(&quot;F12&quot;;2)&amp;GETPM(&quot;G12&quot;;2)&amp;GETPM(&quot;H12&quot;;2)&amp;GETPM(&quot;I12&quot;;2)" office:value-type="string" office:string-value="10000010" calcext:value-type="string">
            <text:p>10000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9"/>
          <table:table-cell/>
          <table:table-cell table:style-name="ce7"/>
          <table:table-cell/>
          <table:table-cell table:style-name="ce9"/>
          <table:table-cell table:number-columns-repeated="3"/>
          <table:table-cell table:formula="of:=GETPM(&quot;B13&quot;;2)&amp;GETPM(&quot;C13&quot;;2)&amp;GETPM(&quot;D13&quot;;2)&amp;GETPM(&quot;E13&quot;;2)&amp;GETPM(&quot;F13&quot;;2)&amp;GETPM(&quot;G13&quot;;2)&amp;GETPM(&quot;H13&quot;;2)&amp;GETPM(&quot;I13&quot;;2)" office:value-type="string" office:string-value="01101100" calcext:value-type="string">
            <text:p>01101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7" table:number-columns-repeated="3"/>
          <table:table-cell table:number-columns-repeated="4"/>
          <table:table-cell table:formula="of:=GETPM(&quot;B14&quot;;2)&amp;GETPM(&quot;C14&quot;;2)&amp;GETPM(&quot;D14&quot;;2)&amp;GETPM(&quot;E14&quot;;2)&amp;GETPM(&quot;F14&quot;;2)&amp;GETPM(&quot;G14&quot;;2)&amp;GETPM(&quot;H14&quot;;2)&amp;GETPM(&quot;I14&quot;;2)" office:value-type="string" office:string-value="00000000" calcext:value-type="string">
            <text:p>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number-style style:name="N106P0" style:volatile="true">
      <number:text>$ </number:text>
      <number:number number:decimal-places="0" loext:min-decimal-places="0" number:min-integer-digits="1" number:grouping="true"/>
    </number:number-style>
    <number:number-style style:name="N106">
      <number:text>-$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9P0" style:volatile="true">
      <number:text>$ </number:text>
      <number:number number:decimal-places="2" loext:min-decimal-places="2" number:min-integer-digits="1" number:grouping="true"/>
    </number:number-style>
    <number:number-style style:name="N109">
      <number:text>-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$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00-00-0000</text:date>, <text:time style:data-style-name="N2" text:time-value="09:51:23.1541971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09:09:17.886474231</meta:creation-date>
    <dc:date>2019-05-18T09:37:27.822828858</dc:date>
    <meta:editing-duration>PT18M8S</meta:editing-duration>
    <meta:editing-cycles>2</meta:editing-cycles>
    <meta:generator>LibreOffice/5.2.7.2$Linux_X86_64 LibreOffice_project/20m0$Build-2</meta:generator>
    <meta:document-statistic meta:table-count="2" meta:cell-count="70" meta:object-count="0"/>
  </office:meta>
</office:document-meta>
</file>

<file path=Basic/Standard/PM.xml><?xml version="1.0" encoding="utf-8"?>
<!DOCTYPE module  PUBLIC '-//OpenOffice.org//DTD OfficeDocument 1.0//EN'  'module.dtd'>
<script:module xmlns:script="http://openoffice.org/2000/script" script:name="PM" script:language="StarBasic">Function getCellBackColorRGB( strCellAddress$ ) As Long
    Dim oSheet As Object : oSheet = ThisComponent.CurrentController.ActiveSheet
    Dim oCell  As Object : oCell  = oSheet.getCellRangeByName( strCellAddress )
    getCellBackColorRGB  = oCell.CellBackColor
End Function

Function getCellBackColorHEX( strCellAddress$ ) As String
    Dim oSheet As Object : oSheet = ThisComponent.CurrentController.ActiveSheet
    Dim oCell  As Object : oCell  = oSheet.getCellRangeByName( strCellAddress )
    getCellBackColorHEX  = RGBtoHEX( oCell.CellBackColor )
End Function

Function RGBToHex( lRGB As Long ) As String
    RGBToHex = ByteToHex( Red( lRGB ) ) &amp; ByteToHex( Green( lRGB ) ) &amp; ByteToHex( Blue( lRGB ) )
End Function

Function ByteToHex( iByte As Integer ) As String
    Dim strHex As String    : strHex = Hex( iByte )
    If Len( strHex ) = 1 Then strHex = "0" &amp; strHex
    ByteToHex = strHex
End Function

Function GetPM( cel$ , pm%) As String
	dim color
	color =  getCellBackColorHEX( cel )
'	msgbox color 
	if pm = 2 and (color = "FF0000" or color = "FFCC99") then 
	   color = "1"
    elseif pm = 3 and (color = "FFFF00" or color = "FFCC99") then 
       color = "1" 
	else 
	   color = "0"
	end if 
	GetPM = color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M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